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8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9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1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9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834" calcext:value-type="float">
            <text:p>5.7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58628571429" calcext:value-type="float">
            <text:p>5.7975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068" calcext:value-type="float">
            <text:p>5.62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8876" calcext:value-type="float">
            <text:p>5.526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208516129032" calcext:value-type="float">
            <text:p>5.6220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816657142857" calcext:value-type="float">
            <text:p>5.5781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01367741935" calcext:value-type="float">
            <text:p>5.84901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38529032258" calcext:value-type="float">
            <text:p>5.6513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0908" calcext:value-type="float">
            <text:p>5.527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31056" calcext:value-type="float">
            <text:p>5.4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94916129032" calcext:value-type="float">
            <text:p>5.295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940137931035" calcext:value-type="float">
            <text:p>5.58940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10384516129" calcext:value-type="float">
            <text:p>5.531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281987096774" calcext:value-type="float">
            <text:p>5.5028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004" calcext:value-type="float">
            <text:p>5.4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81251612903" calcext:value-type="float">
            <text:p>5.3948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6872" calcext:value-type="float">
            <text:p>5.6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722658064516" calcext:value-type="float">
            <text:p>5.8072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36567741936" calcext:value-type="float">
            <text:p>5.6173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2648" calcext:value-type="float">
            <text:p>5.52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55870967742" calcext:value-type="float">
            <text:p>5.3305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40912" calcext:value-type="float">
            <text:p>5.4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44567741936" calcext:value-type="float">
            <text:p>5.495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32142857143" calcext:value-type="float">
            <text:p>5.5653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67006451613" calcext:value-type="float">
            <text:p>5.5086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21703225807" calcext:value-type="float">
            <text:p>5.6202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10024" calcext:value-type="float">
            <text:p>5.53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836077419355" calcext:value-type="float">
            <text:p>5.4183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0768" calcext:value-type="float">
            <text:p>5.54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28722580645" calcext:value-type="float">
            <text:p>5.862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33238709677" calcext:value-type="float">
            <text:p>5.8303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34" calcext:value-type="float">
            <text:p>5.6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085341935484" calcext:value-type="float">
            <text:p>5.5008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54928" calcext:value-type="float">
            <text:p>5.69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50864516129" calcext:value-type="float">
            <text:p>5.915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67171428571" calcext:value-type="float">
            <text:p>5.9186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11187096774" calcext:value-type="float">
            <text:p>5.9341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36180645161" calcext:value-type="float">
            <text:p>5.881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882" calcext:value-type="float">
            <text:p>5.7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13006451613" calcext:value-type="float">
            <text:p>5.760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4304" calcext:value-type="float">
            <text:p>5.90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51870967742" calcext:value-type="float">
            <text:p>5.772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47561290323" calcext:value-type="float">
            <text:p>5.5874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1296" calcext:value-type="float">
            <text:p>5.55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798477419355" calcext:value-type="float">
            <text:p>5.457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1496" calcext:value-type="float">
            <text:p>5.33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281419354839" calcext:value-type="float">
            <text:p>5.4328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394" calcext:value-type="float">
            <text:p>5.438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94658064516" calcext:value-type="float">
            <text:p>5.4719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626683870968" calcext:value-type="float">
            <text:p>5.5762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9472" calcext:value-type="float">
            <text:p>5.57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98464516129" calcext:value-type="float">
            <text:p>5.5429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1568" calcext:value-type="float">
            <text:p>5.5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602916129032" calcext:value-type="float">
            <text:p>5.9360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58864516129" calcext:value-type="float">
            <text:p>5.8035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1996" calcext:value-type="float">
            <text:p>5.61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981212903226" calcext:value-type="float">
            <text:p>5.6498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2844" calcext:value-type="float">
            <text:p>5.48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03638709677" calcext:value-type="float">
            <text:p>5.3670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29682758621" calcext:value-type="float">
            <text:p>5.55429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046877419355" calcext:value-type="float">
            <text:p>5.5204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39535483871" calcext:value-type="float">
            <text:p>5.4983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5512" calcext:value-type="float">
            <text:p>5.7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1055483871" calcext:value-type="float">
            <text:p>5.908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608" calcext:value-type="float">
            <text:p>5.8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229290322581" calcext:value-type="float">
            <text:p>5.932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16258064516" calcext:value-type="float">
            <text:p>5.676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58868965517" calcext:value-type="float">
            <text:p>5.7085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6856" calcext:value-type="float">
            <text:p>5.81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38717241379" calcext:value-type="float">
            <text:p>5.6333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392" calcext:value-type="float">
            <text:p>5.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468222222222" calcext:value-type="float">
            <text:p>5.9946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86928" calcext:value-type="float">
            <text:p>5.89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82457142857" calcext:value-type="float">
            <text:p>5.8898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3648" calcext:value-type="float">
            <text:p>5.94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24438709677" calcext:value-type="float">
            <text:p>5.8882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3088" calcext:value-type="float">
            <text:p>6.00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86658064516" calcext:value-type="float">
            <text:p>5.974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36722580645" calcext:value-type="float">
            <text:p>5.7403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81576" calcext:value-type="float">
            <text:p>5.5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028941935484" calcext:value-type="float">
            <text:p>5.5602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0756" calcext:value-type="float">
            <text:p>5.54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72335483871" calcext:value-type="float">
            <text:p>5.8367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992371428571" calcext:value-type="float">
            <text:p>6.02992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70632258065" calcext:value-type="float">
            <text:p>6.0077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933161290323" calcext:value-type="float">
            <text:p>5.959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3824" calcext:value-type="float">
            <text:p>5.90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09855483871" calcext:value-type="float">
            <text:p>6.090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3672" calcext:value-type="float">
            <text:p>6.26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949909677419" calcext:value-type="float">
            <text:p>6.1194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05883870968" calcext:value-type="float">
            <text:p>5.8170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48556" calcext:value-type="float">
            <text:p>5.52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75793548387" calcext:value-type="float">
            <text:p>5.5357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94670967742" calcext:value-type="float">
            <text:p>5.7679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59942857143" calcext:value-type="float">
            <text:p>5.8845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266567741936" calcext:value-type="float">
            <text:p>6.1126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143587096774" calcext:value-type="float">
            <text:p>6.621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49904" calcext:value-type="float">
            <text:p>6.70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46606451613" calcext:value-type="float">
            <text:p>6.9244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91104" calcext:value-type="float">
            <text:p>6.64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0064" calcext:value-type="float">
            <text:p>6.83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8648" calcext:value-type="float">
            <text:p>6.7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09351724138" calcext:value-type="float">
            <text:p>6.45009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7208" calcext:value-type="float">
            <text:p>5.9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10979310345" calcext:value-type="float">
            <text:p>5.98910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1088" calcext:value-type="float">
            <text:p>5.9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66296" calcext:value-type="float">
            <text:p>6.25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379638709678" calcext:value-type="float">
            <text:p>6.11379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1" calcext:value-type="float">
            <text:p>6.2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57522580645" calcext:value-type="float">
            <text:p>6.642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020141935484" calcext:value-type="float">
            <text:p>6.3802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9975483871" calcext:value-type="float">
            <text:p>6.1869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2292" calcext:value-type="float">
            <text:p>5.89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41522580645" calcext:value-type="float">
            <text:p>5.7434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2384" calcext:value-type="float">
            <text:p>5.51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28593548387" calcext:value-type="float">
            <text:p>5.5692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691014285714" calcext:value-type="float">
            <text:p>5.86691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95509677419" calcext:value-type="float">
            <text:p>5.957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88153846154" calcext:value-type="float">
            <text:p>5.88088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49947826087" calcext:value-type="float">
            <text:p>5.818499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524" calcext:value-type="float">
            <text:p>5.97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7827826087" calcext:value-type="float">
            <text:p>5.815782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847" calcext:value-type="float">
            <text:p>5.633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4704" calcext:value-type="float">
            <text:p>5.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548" calcext:value-type="float">
            <text:p>5.7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9" calcext:value-type="float">
            <text:p>5.8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8144" calcext:value-type="float">
            <text:p>5.67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5" calcext:value-type="float">
            <text:p>5.6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796" calcext:value-type="float">
            <text:p>5.9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5668" calcext:value-type="float">
            <text:p>5.7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0844" calcext:value-type="float">
            <text:p>5.9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9" calcext:value-type="float">
            <text:p>6.8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0364" calcext:value-type="float">
            <text:p>5.9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044" calcext:value-type="float">
            <text:p>5.6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732" calcext:value-type="float">
            <text:p>6.2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5396" calcext:value-type="float">
            <text:p>5.8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3476" calcext:value-type="float">
            <text:p>5.7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9676" calcext:value-type="float">
            <text:p>5.7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2254" calcext:value-type="float">
            <text:p>5.842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716" calcext:value-type="float">
            <text:p>5.3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064" calcext:value-type="float">
            <text:p>5.9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454" calcext:value-type="float">
            <text:p>5.8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18" calcext:value-type="float">
            <text:p>5.6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93328" calcext:value-type="float">
            <text:p>5.9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0808" calcext:value-type="float">
            <text:p>6.2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3358" calcext:value-type="float">
            <text:p>6.293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8796" calcext:value-type="float">
            <text:p>6.3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0612" calcext:value-type="float">
            <text:p>6.4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476" calcext:value-type="float">
            <text:p>6.4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174" calcext:value-type="float">
            <text:p>6.3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32" calcext:value-type="float">
            <text:p>6.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98" calcext:value-type="float">
            <text:p>6.3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468" calcext:value-type="float">
            <text:p>6.0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4124" calcext:value-type="float">
            <text:p>5.5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7484" calcext:value-type="float">
            <text:p>5.7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4628" calcext:value-type="float">
            <text:p>5.0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9004" calcext:value-type="float">
            <text:p>6.5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1348" calcext:value-type="float">
            <text:p>5.4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5228" calcext:value-type="float">
            <text:p>6.0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204" calcext:value-type="float">
            <text:p>6.2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628" calcext:value-type="float">
            <text:p>7.3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9084" calcext:value-type="float">
            <text:p>7.1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51" calcext:value-type="float">
            <text:p>6.5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9444" calcext:value-type="float">
            <text:p>6.2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628" calcext:value-type="float">
            <text:p>6.1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3916" calcext:value-type="float">
            <text:p>5.4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41" calcext:value-type="float">
            <text:p>6.1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42" calcext:value-type="float">
            <text:p>5.6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9172" calcext:value-type="float">
            <text:p>6.3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51" calcext:value-type="float">
            <text:p>6.5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3788" calcext:value-type="float">
            <text:p>5.9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06" calcext:value-type="float">
            <text:p>6.1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4448" calcext:value-type="float">
            <text:p>6.1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192" calcext:value-type="float">
            <text:p>6.7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436" calcext:value-type="float">
            <text:p>6.9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2415088552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14" meta:object-count="0"/>
    <meta:user-defined meta:name="AppVersion">3.0</meta:user-defined>
  </office:meta>
</office:document-meta>
</file>